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ILLAVICENCIO GONZALES, NARLY YAQUELIN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ILLAVICENCIO GONZALEZ, NARLY YAQUELIN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429709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SUAREZ VASQUEZ, JOSE WILD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526579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1</text:p>
          </table:table-cell>
          <table:table-cell table:style-name="Tableau1.A2" office:value-type="string">
            <text:p text:style-name="P14">33</text:p>
          </table:table-cell>
          <table:table-cell table:style-name="Tableau1.D2" office:value-type="string">
            <text:p text:style-name="P13">1353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353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6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19:24:5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